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41.3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107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1-31T19:00:00" calcext:value-type="date">
            <text:p>1/31/2020 7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22:04:00" calcext:value-type="date">
            <text:p>2/8/2020 10:04 PM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106" calcext:value-type="float">
            <text:p>106</text:p>
          </table:table-cell>
          <table:table-cell table:number-columns-repeated="3"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5" office:value-type="float" office:value="237" calcext:value-type="float">
            <text:p>23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 table:style-name="ce4" office:value-type="float" office:value="480" calcext:value-type="float">
            <text:p>480</text:p>
          </table:table-cell>
          <table:table-cell table:number-columns-repeated="2" table:style-name="ce4" office:value-type="float" office:value="530" calcext:value-type="float">
            <text:p>530</text:p>
          </table:table-cell>
          <table:table-cell table:number-columns-repeated="2" table:style-name="ce4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4" office:value-type="float" office:value="733" calcext:value-type="float">
            <text:p>733</text:p>
          </table:table-cell>
          <table:table-cell table:style-name="ce10" office:value-type="float" office:value="733" calcext:value-type="float">
            <text:p>733</text:p>
          </table:table-cell>
          <table:table-cell table:style-name="ce10" office:value-type="float" office:value="779" calcext:value-type="float">
            <text:p>77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111" calcext:value-type="float">
            <text:p>111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39" calcext:value-type="float">
            <text:p>13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2"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2" table:style-name="ce4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4" office:value-type="float" office:value="315" calcext:value-type="float">
            <text:p>315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326" calcext:value-type="float">
            <text:p>32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number-columns-repeated="3"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132" calcext:value-type="float">
            <text:p>132</text:p>
          </table:table-cell>
          <table:table-cell table:number-columns-repeated="3" table:style-name="ce4" office:value-type="float" office:value="147" calcext:value-type="float">
            <text:p>14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211" calcext:value-type="float">
            <text:p>211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4" office:value-type="float" office:value="337" calcext:value-type="float">
            <text:p>33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4" office:value-type="float" office:value="426" calcext:value-type="float">
            <text:p>426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46" calcext:value-type="float">
            <text:p>44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101" calcext:value-type="float">
            <text:p>101</text:p>
          </table:table-cell>
          <table:table-cell table:style-name="ce5" office:value-type="float" office:value="120" calcext:value-type="float">
            <text:p>12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4" office:value-type="float" office:value="239" calcext:value-type="float">
            <text:p>239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" table:style-name="ce10" office:value-type="float" office:value="79" calcext:value-type="float">
            <text:p>79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46" calcext:value-type="float">
            <text:p>146</text:p>
          </table:table-cell>
          <table:table-cell table:number-columns-repeated="3" table:style-name="ce4" office:value-type="float" office:value="151" calcext:value-type="float">
            <text:p>151</text:p>
          </table:table-cell>
          <table:table-cell table:number-columns-repeated="2" table:style-name="ce4" office:value-type="float" office:value="207" calcext:value-type="float">
            <text:p>207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54" calcext:value-type="float">
            <text:p>354</text:p>
          </table:table-cell>
          <table:table-cell table:style-name="ce5" office:value-type="float" office:value="436" calcext:value-type="float">
            <text:p>436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44" calcext:value-type="float">
            <text:p>944</text:p>
          </table:table-cell>
          <table:table-cell table:style-name="ce4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4" office:value-type="float" office:value="1075" calcext:value-type="float">
            <text:p>1075</text:p>
          </table:table-cell>
          <table:table-cell table:style-name="ce10" office:value-type="float" office:value="1095" calcext:value-type="float">
            <text:p>1095</text:p>
          </table:table-cell>
          <table:table-cell table:style-name="ce10" office:value-type="float" office:value="1120" calcext:value-type="float">
            <text:p>11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46" calcext:value-type="float">
            <text:p>46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number-columns-repeated="3" table:style-name="ce4" office:value-type="float" office:value="58" calcext:value-type="float">
            <text:p>58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 table:style-name="ce4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6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4"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4" calcext:value-type="float">
            <text:p>12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206" calcext:value-type="float">
            <text:p>20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95" calcext:value-type="float">
            <text:p>29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07" calcext:value-type="float">
            <text:p>30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5"/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number-columns-repeated="3" table:style-name="ce4" office:value-type="float" office:value="128" calcext:value-type="float">
            <text:p>128</text:p>
          </table:table-cell>
          <table:table-cell table:number-columns-repeated="3" table:style-name="ce4" office:value-type="float" office:value="168" calcext:value-type="float">
            <text:p>168</text:p>
          </table:table-cell>
          <table:table-cell table:number-columns-repeated="3" table:style-name="ce4" office:value-type="float" office:value="206" calcext:value-type="float">
            <text:p>206</text:p>
          </table:table-cell>
          <table:table-cell table:number-columns-repeated="2" table:style-name="ce4" office:value-type="float" office:value="278" calcext:value-type="float">
            <text:p>278</text:p>
          </table:table-cell>
          <table:table-cell table:style-name="ce5" office:value-type="float" office:value="352" calcext:value-type="float">
            <text:p>352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4" office:value-type="float" office:value="764" calcext:value-type="float">
            <text:p>764</text:p>
          </table:table-cell>
          <table:table-cell table:number-columns-repeated="2" table:style-name="ce4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4" office:value-type="float" office:value="981" calcext:value-type="float">
            <text:p>981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float" office:value="1033" calcext:value-type="float">
            <text:p>103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5" office:value-type="float" office:value="270" calcext:value-type="float">
            <text:p>270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table:number-columns-repeated="2" table:style-name="ce4" office:value-type="float" office:value="549" calcext:value-type="float">
            <text:p>549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1058" calcext:value-type="float">
            <text:p>1058</text:p>
          </table:table-cell>
          <table:table-cell table:number-columns-repeated="3" table:style-name="ce4" office:value-type="float" office:value="1423" calcext:value-type="float">
            <text:p>1423</text:p>
          </table:table-cell>
          <table:table-cell table:number-columns-repeated="2" table:style-name="ce4" office:value-type="float" office:value="2714" calcext:value-type="float">
            <text:p>2714</text:p>
          </table:table-cell>
          <table:table-cell table:number-columns-repeated="4" table:style-name="ce4" office:value-type="float" office:value="3554" calcext:value-type="float">
            <text:p>3554</text:p>
          </table:table-cell>
          <table:table-cell table:style-name="ce4" office:value-type="float" office:value="4586" calcext:value-type="float">
            <text:p>4586</text:p>
          </table:table-cell>
          <table:table-cell table:style-name="ce4" office:value-type="float" office:value="4903" calcext:value-type="float">
            <text:p>4903</text:p>
          </table:table-cell>
          <table:table-cell table:style-name="ce5" office:value-type="float" office:value="5806" calcext:value-type="float">
            <text:p>5806</text:p>
          </table:table-cell>
          <table:table-cell table:number-columns-repeated="2" table:style-name="ce4" office:value-type="float" office:value="7153" calcext:value-type="float">
            <text:p>7153</text:p>
          </table:table-cell>
          <table:table-cell table:style-name="ce4" office:value-type="float" office:value="11177" calcext:value-type="float">
            <text:p>11177</text:p>
          </table:table-cell>
          <table:table-cell table:style-name="ce4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4" office:value-type="float" office:value="16678" calcext:value-type="float">
            <text:p>16678</text:p>
          </table:table-cell>
          <table:table-cell table:number-columns-repeated="2" table:style-name="ce4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4" office:value-type="float" office:value="24953" calcext:value-type="float">
            <text:p>24953</text:p>
          </table:table-cell>
          <table:table-cell table:style-name="ce10" office:value-type="float" office:value="24953" calcext:value-type="float">
            <text:p>24953</text:p>
          </table:table-cell>
          <table:table-cell table:style-name="ce10" office:value-type="float" office:value="27100" calcext:value-type="float">
            <text:p>2710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143" calcext:value-type="float">
            <text:p>143</text:p>
          </table:table-cell>
          <table:table-cell table:number-columns-repeated="3"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5" office:value-type="float" office:value="332" calcext:value-type="float">
            <text:p>33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2" table:style-name="ce4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61" calcext:value-type="float">
            <text:p>661</text:p>
          </table:table-cell>
          <table:table-cell table:number-columns-repeated="2" table:style-name="ce4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4" office:value-type="float" office:value="803" calcext:value-type="float">
            <text:p>803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838" calcext:value-type="float">
            <text:p>83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99" calcext:value-type="float">
            <text:p>99</text:p>
          </table:table-cell>
          <table:table-cell table:number-columns-repeated="2" table:style-name="ce4" office:value-type="float" office:value="129" calcext:value-type="float">
            <text:p>129</text:p>
          </table:table-cell>
          <table:table-cell table:style-name="ce5" office:value-type="float" office:value="168" calcext:value-type="float">
            <text:p>16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4" office:value-type="float" office:value="341" calcext:value-type="float">
            <text:p>341</text:p>
          </table:table-cell>
          <table:table-cell table:number-columns-repeated="2" table:style-name="ce4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4" office:value-type="float" office:value="439" calcext:value-type="float">
            <text:p>439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468" calcext:value-type="float">
            <text:p>46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72" calcext:value-type="float">
            <text:p>72</text:p>
          </table:table-cell>
          <table:table-cell table:number-columns-repeated="4"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40" calcext:value-type="float">
            <text:p>24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number-columns-repeated="2" table:style-name="ce4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4" office:value-type="float" office:value="548" calcext:value-type="float">
            <text:p>548</text:p>
          </table:table-cell>
          <table:table-cell table:number-columns-repeated="2" table:style-name="ce4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98" calcext:value-type="float">
            <text:p>698</text:p>
          </table:table-cell>
          <table:table-cell table:style-name="ce10" office:value-type="float" office:value="698" calcext:value-type="float">
            <text:p>698</text:p>
          </table:table-cell>
          <table:table-cell table:style-name="ce10" office:value-type="float" office:value="740" calcext:value-type="float">
            <text:p>74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2" table:style-name="ce10" office:value-type="float" office:value="105" calcext:value-type="float">
            <text:p>10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8"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number-columns-repeated="4" table:style-name="ce4" office:value-type="float" office:value="56" calcext:value-type="float">
            <text:p>56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4" office:value-type="float" office:value="165" calcext:value-type="float">
            <text:p>165</text:p>
          </table:table-cell>
          <table:table-cell table:number-columns-repeated="2" table:style-name="ce4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208" calcext:value-type="float">
            <text:p>208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30" calcext:value-type="float">
            <text:p>130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184" calcext:value-type="float">
            <text:p>18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07" calcext:value-type="float">
            <text:p>407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435" calcext:value-type="float">
            <text:p>43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53" calcext:value-type="float">
            <text:p>53</text:p>
          </table:table-cell>
          <table:table-cell table:number-columns-repeated="3" table:style-name="ce4" office:value-type="float" office:value="66" calcext:value-type="float">
            <text:p>6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35" calcext:value-type="float">
            <text:p>135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81" calcext:value-type="float">
            <text:p>281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92" calcext:value-type="float">
            <text:p>29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4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number-columns-repeated="3"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42" calcext:value-type="float">
            <text:p>142</text:p>
          </table:table-cell>
          <table:table-cell table:style-name="ce5" office:value-type="float" office:value="177" calcext:value-type="float">
            <text:p>177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4" office:value-type="float" office:value="363" calcext:value-type="float">
            <text:p>363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386" calcext:value-type="float">
            <text:p>38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4" table:number-columns-repeated="16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5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table:style-name="ce5" office:value-type="float" office:value="55" calcext:value-type="float">
            <text:p>5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3" calcext:value-type="float">
            <text:p>8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4" office:value-type="float" office:value="138" calcext:value-type="float">
            <text:p>138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4" calcext:value-type="float">
            <text:p>104</text:p>
          </table:table-cell>
          <table:table-cell table:number-columns-repeated="2" table:style-name="ce4" office:value-type="float" office:value="128" calcext:value-type="float">
            <text:p>128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float" office:value="173" calcext:value-type="float">
            <text:p>173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3" table:style-name="ce5" office:value-type="float" office:value="296" calcext:value-type="float">
            <text:p>296</text:p>
          </table:table-cell>
          <table:table-cell table:number-columns-repeated="2" table:style-name="ce4" office:value-type="float" office:value="428" calcext:value-type="float">
            <text:p>428</text:p>
          </table:table-cell>
          <table:table-cell table:style-name="ce5" office:value-type="float" office:value="538" calcext:value-type="float">
            <text:p>538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2" table:style-name="ce4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4" office:value-type="float" office:value="895" calcext:value-type="float">
            <text:p>895</text:p>
          </table:table-cell>
          <table:table-cell table:number-columns-repeated="2" table:style-name="ce4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4" office:value-type="float" office:value="1048" calcext:value-type="float">
            <text:p>1048</text:p>
          </table:table-cell>
          <table:table-cell table:style-name="ce10" office:value-type="float" office:value="1048" calcext:value-type="float">
            <text:p>1048</text:p>
          </table:table-cell>
          <table:table-cell table:style-name="ce10" office:value-type="float" office:value="1075" calcext:value-type="float">
            <text:p>1075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8" calcext:value-type="float">
            <text:p>8</text:p>
          </table:table-cell>
          <table:table-cell table:number-columns-repeated="7" table:style-name="ce4" office:value-type="float" office:value="14" calcext:value-type="float">
            <text:p>14</text:p>
          </table:table-cell>
          <table:table-cell table:number-columns-repeated="4" table:style-name="ce5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4" calcext:value-type="float">
            <text:p>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5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5" table:number-columns-repeated="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4" table:number-columns-repeated="8"/>
          <table:table-cell table:number-columns-repeated="12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6" table:style-name="ce5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number-columns-repeated="985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5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5" table:number-columns-repeated="2"/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 table:style-name="ce4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5" table:number-columns-repeated="5"/>
          <table:table-cell table:number-columns-repeated="5"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5" table:number-columns-repeated="5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5" table:number-columns-repeated="13"/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5" table:number-columns-repeated="8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9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5" table:number-columns-repeated="10"/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5" table:number-columns-repeated="11"/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5" table:number-columns-repeated="1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5" table:number-columns-repeated="16"/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5" table:number-columns-repeated="16"/>
          <table:table-cell table:number-columns-repeated="3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5" table:number-columns-repeated="19"/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4"/>
          <table:table-cell table:style-name="ce1" table:number-columns-repeated="21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1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0" office:value-type="float" office:value="61" calcext:value-type="float">
            <text:p>61</text:p>
          </table:table-cell>
          <table:table-cell table:number-columns-repeated="98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29" table:default-cell-style-name="Default"/>
        <table:table-column table:style-name="co9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 10:24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12" table:number-columns-repeated="16"/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10" office:value-type="float" office:value="59" calcext:value-type="float">
            <text:p>5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12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12" table:number-columns-repeated="15"/>
          <table:table-cell table:style-name="ce10" office:value-type="float" office:value="1" calcext:value-type="float">
            <text:p>1</text:p>
          </table:table-cell>
          <table:table-cell table:style-name="ce12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10" office:value-type="float" office:value="39" calcext:value-type="float">
            <text:p>3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10" table:number-columns-repeated="2"/>
          <table:table-cell table:number-columns-repeated="8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5" calcext:value-type="float">
            <text:p>12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12" table:number-columns-repeated="13"/>
          <table:table-cell table:number-columns-repeated="8"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12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12" table:number-columns-repeated="16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12" table:number-columns-repeated="20"/>
          <table:table-cell table:style-name="ce1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12" table:number-columns-repeated="15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31" calcext:value-type="float">
            <text:p>13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3" table:style-name="ce10" office:value-type="float" office:value="80" calcext:value-type="float">
            <text:p>80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141" calcext:value-type="float">
            <text:p>14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4" office:value-type="float" office:value="1115" calcext:value-type="float">
            <text:p>1115</text:p>
          </table:table-cell>
          <table:table-cell table:style-name="ce10" office:value-type="float" office:value="1218" calcext:value-type="float">
            <text:p>1218</text:p>
          </table:table-cell>
          <table:table-cell table:style-name="ce10" office:value-type="float" office:value="1440" calcext:value-type="float">
            <text:p>144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12" table:number-columns-repeated="19"/>
          <table:table-cell table:number-columns-repeated="2" table:style-name="ce10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4" office:value-type="float" office:value="119" calcext:value-type="float">
            <text:p>119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59" calcext:value-type="float">
            <text:p>159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12"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12" table:number-columns-repeated="5"/>
          <table:table-cell table:number-columns-repeated="15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12"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12" table:number-columns-repeated="18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12" table:number-columns-repeated="17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12" table:number-columns-repeated="16"/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12" table:number-columns-repeated="4"/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0" office:value-type="float" office:value="41" calcext:value-type="float">
            <text:p>4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12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12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0"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10" table:number-columns-repeated="18"/>
          <table:table-cell table:style-name="ce12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10" table:number-columns-repeated="3"/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4" office:value-type="float" office:value="127" calcext:value-type="float">
            <text:p>127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986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5" office:value-type="float" office:value="2" calcext:value-type="float">
            <text:p>2</text:p>
          </table:table-cell>
          <table:table-cell table:number-columns-repeated="10" table:style-name="ce5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7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number-columns-repeated="5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6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36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1-31T19:00:00" calcext:value-type="date">
            <text:p>1/31/2020 7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6" office:value-type="date" office:date-value="2020-02-03T21:00:00" calcext:value-type="date">
            <text:p>2/3/2020 9:00 PM</text:p>
          </table:table-cell>
          <table:table-cell table:style-name="ce6" office:value-type="date" office:date-value="2020-02-04T09:40:00" calcext:value-type="date">
            <text:p>2/4/2020 9:40 AM</text:p>
          </table:table-cell>
          <table:table-cell table:style-name="ce6" office:value-type="date" office:date-value="2020-02-04T22:00:00" calcext:value-type="date">
            <text:p>2/4/2020 10:00 PM</text:p>
          </table:table-cell>
          <table:table-cell table:style-name="ce6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10:24:00" calcext:value-type="date">
            <text:p>2/8/2020 10:24 AM</text:p>
          </table:table-cell>
          <table:table-cell table:style-name="ce9" office:value-type="date" office:date-value="2020-02-08T23:04:00" calcext:value-type="date">
            <text:p>2/8/2020 11:04 PM</text:p>
          </table:table-cell>
          <table:table-cell table:style-name="ce8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4" table:style-name="ce4" office:value-type="float" office:value="125" calcext:value-type="float">
            <text:p>125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 table:style-name="ce4" office:value-type="float" office:value="249" calcext:value-type="float">
            <text:p>249</text:p>
          </table:table-cell>
          <table:table-cell table:style-name="ce5" office:value-type="float" office:value="350" calcext:value-type="float">
            <text:p>350</text:p>
          </table:table-cell>
          <table:table-cell table:number-columns-repeated="2" table:style-name="ce4" office:value-type="float" office:value="414" calcext:value-type="float">
            <text:p>414</text:p>
          </table:table-cell>
          <table:table-cell table:number-columns-repeated="2" table:style-name="ce4" office:value-type="float" office:value="479" calcext:value-type="float">
            <text:p>479</text:p>
          </table:table-cell>
          <table:table-cell table:number-columns-repeated="3" table:style-name="ce4" office:value-type="float" office:value="549" calcext:value-type="float">
            <text:p>54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699" calcext:value-type="float">
            <text:p>699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80" calcext:value-type="float">
            <text:p>780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number-columns-repeated="6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97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8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986" meta:object-count="0"/>
    <meta:generator>LibreOfficeDev/6.0.5.2$Linux_X86_64 LibreOffice_project/</meta:generator>
  </office:meta>
</office:document-meta>
</file>